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2a49" officeooo:paragraph-rsid="00192a4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---------- KIVY TUTORIAL PT 4 <text:s/>----------</text:p>
      <text:p text:style-name="P1"/>
      <text:p text:style-name="P1"># In this part of my Kivy tutorial I'll show how to use</text:p>
      <text:p text:style-name="P1"># the ListView, ListAdapter and how to create a toolbar</text:p>
      <text:p text:style-name="P1"/>
      <text:p text:style-name="P1"># ---------- studentdb.py <text:s/>----------</text:p>
      <text:p text:style-name="P1"/>
      <text:p text:style-name="P1">from kivy.app import App</text:p>
      <text:p text:style-name="P1">from kivy.uix.boxlayout import BoxLayout</text:p>
      <text:p text:style-name="P1">from kivy.properties import ObjectProperty</text:p>
      <text:p text:style-name="P1">from kivy.uix.listview import ListItemButton</text:p>
      <text:p text:style-name="P1"/>
      <text:p text:style-name="P1"/>
      <text:p text:style-name="P1">class StudentListButton(ListItemButton):</text:p>
      <text:p text:style-name="P1"><text:s text:c="4"/>pass</text:p>
      <text:p text:style-name="P1"/>
      <text:p text:style-name="P1"/>
      <text:p text:style-name="P1">class StudentDB(BoxLayout):</text:p>
      <text:p text:style-name="P1"/>
      <text:p text:style-name="P1"><text:s text:c="4"/># Connects the value in the TextInput widget to these</text:p>
      <text:p text:style-name="P1"><text:s text:c="4"/># fields</text:p>
      <text:p text:style-name="P1"><text:s text:c="4"/>first_name_text_input = ObjectProperty()</text:p>
      <text:p text:style-name="P1"><text:s text:c="4"/>last_name_text_input = ObjectProperty()</text:p>
      <text:p text:style-name="P1"><text:s text:c="4"/>student_list = ObjectProperty()</text:p>
      <text:p text:style-name="P1"/>
      <text:p text:style-name="P1"><text:s text:c="4"/>def submit_student(self):</text:p>
      <text:p text:style-name="P1"/>
      <text:p text:style-name="P1"><text:s text:c="8"/># Get the student name from the TextInputs</text:p>
      <text:p text:style-name="P1"><text:s text:c="8"/>student_name = self.first_name_text_input.text + " " + self.last_name_text_input.text</text:p>
      <text:p text:style-name="P1"/>
      <text:p text:style-name="P1"><text:s text:c="8"/># Add the student to the ListView</text:p>
      <text:p text:style-name="P1"><text:s text:c="8"/>self.student_list.adapter.data.extend([student_name])</text:p>
      <text:p text:style-name="P1"/>
      <text:p text:style-name="P1"><text:s text:c="8"/># Reset the ListView</text:p>
      <text:p text:style-name="P1"><text:s text:c="8"/>self.student_list._trigger_reset_populate()</text:p>
      <text:p text:style-name="P1"/>
      <text:p text:style-name="P1"><text:s text:c="4"/>def delete_student(self, *args):</text:p>
      <text:p text:style-name="P1"/>
      <text:p text:style-name="P1"><text:s text:c="8"/># If a list item is selected</text:p>
      <text:p text:style-name="P1"><text:s text:c="8"/>if self.student_list.adapter.selection:</text:p>
      <text:p text:style-name="P1"/>
      <text:p text:style-name="P1"><text:s text:c="12"/># Get the text from the item selected</text:p>
      <text:p text:style-name="P1"><text:s text:c="12"/>selection = self.student_list.adapter.selection[0].text</text:p>
      <text:p text:style-name="P1"/>
      <text:p text:style-name="P1"><text:s text:c="12"/># Remove the matching item</text:p>
      <text:p text:style-name="P1"><text:s text:c="12"/>self.student_list.adapter.data.remove(selection)</text:p>
      <text:p text:style-name="P1"/>
      <text:p text:style-name="P1"><text:s text:c="12"/># Reset the ListView</text:p>
      <text:p text:style-name="P1"><text:s text:c="12"/>self.student_list._trigger_reset_populate()</text:p>
      <text:p text:style-name="P1"/>
      <text:p text:style-name="P1"><text:s text:c="4"/>def replace_student(self, *args):</text:p>
      <text:p text:style-name="P1"/>
      <text:p text:style-name="P1"><text:soft-page-break/><text:s text:c="8"/># If a list item is selected</text:p>
      <text:p text:style-name="P1"><text:s text:c="8"/>if self.student_list.adapter.selection:</text:p>
      <text:p text:style-name="P1"/>
      <text:p text:style-name="P1"><text:s text:c="12"/># Get the text from the item selected</text:p>
      <text:p text:style-name="P1"><text:s text:c="12"/>selection = self.student_list.adapter.selection[0].text</text:p>
      <text:p text:style-name="P1"/>
      <text:p text:style-name="P1"><text:s text:c="12"/># Remove the matching item</text:p>
      <text:p text:style-name="P1"><text:s text:c="12"/>self.student_list.adapter.data.remove(selection)</text:p>
      <text:p text:style-name="P1"/>
      <text:p text:style-name="P1"><text:s text:c="12"/># Get the student name from the TextInputs</text:p>
      <text:p text:style-name="P1"><text:s text:c="12"/>student_name = self.first_name_text_input.text + " " + self.last_name_text_input.text</text:p>
      <text:p text:style-name="P1"/>
      <text:p text:style-name="P1"><text:s text:c="12"/># Add the updated data to the list</text:p>
      <text:p text:style-name="P1"><text:s text:c="12"/>self.student_list.adapter.data.extend([student_name])</text:p>
      <text:p text:style-name="P1"/>
      <text:p text:style-name="P1"><text:s text:c="12"/># Reset the ListView</text:p>
      <text:p text:style-name="P1"><text:s text:c="12"/>self.student_list._trigger_reset_populate()</text:p>
      <text:p text:style-name="P1"/>
      <text:p text:style-name="P1"/>
      <text:p text:style-name="P1">class StudentDBApp(App):</text:p>
      <text:p text:style-name="P1"><text:s text:c="4"/>def build(self):</text:p>
      <text:p text:style-name="P1"><text:s text:c="8"/>return StudentDB()</text:p>
      <text:p text:style-name="P1"/>
      <text:p text:style-name="P1"/>
      <text:p text:style-name="P1">dbApp = StudentDBApp()</text:p>
      <text:p text:style-name="P1"/>
      <text:p text:style-name="P1">dbApp.run()</text:p>
      <text:p text:style-name="P1"/>
      <text:p text:style-name="P1"># ---------- studentdb.kv <text:s/>----------</text:p>
      <text:p text:style-name="P1"/>
      <text:p text:style-name="P1"># Reference studentdb.py</text:p>
      <text:p text:style-name="P1">#: import main studentdb</text:p>
      <text:p text:style-name="P1">#: import ListAdapter kivy.adapters.listadapter.ListAdapter</text:p>
      <text:p text:style-name="P1">#: import ListItemButton kivy.uix.listview.ListItemButton</text:p>
      <text:p text:style-name="P1"/>
      <text:p text:style-name="P1">StudentDB:</text:p>
      <text:p text:style-name="P1"/>
      <text:p text:style-name="P1">&lt;StudentDB&gt;:</text:p>
      <text:p text:style-name="P1"><text:s text:c="4"/>orientation: "vertical"</text:p>
      <text:p text:style-name="P1"><text:s text:c="4"/>first_name_text_input: first_name</text:p>
      <text:p text:style-name="P1"><text:s text:c="4"/>last_name_text_input: last_name</text:p>
      <text:p text:style-name="P1"><text:s text:c="4"/>student_list: students_list_view</text:p>
      <text:p text:style-name="P1"><text:s text:c="4"/>padding: 10</text:p>
      <text:p text:style-name="P1"><text:s text:c="4"/>spacing: 10</text:p>
      <text:p text:style-name="P1"/>
      <text:p text:style-name="P1"><text:s text:c="4"/>BoxLayout:</text:p>
      <text:p text:style-name="P1"><text:s text:c="8"/>size_hint_y: None</text:p>
      <text:p text:style-name="P1"><text:s text:c="8"/>height: "40dp"</text:p>
      <text:p text:style-name="P1"/>
      <text:p text:style-name="P1"><text:s text:c="8"/>Label:</text:p>
      <text:p text:style-name="P1"><text:s text:c="12"/>text: "First Name"</text:p>
      <text:p text:style-name="P1"><text:s text:c="8"/>TextInput:</text:p>
      <text:p text:style-name="P1"><text:soft-page-break/><text:s text:c="12"/>id: first_name</text:p>
      <text:p text:style-name="P1"><text:s text:c="8"/>Label:</text:p>
      <text:p text:style-name="P1"><text:s text:c="12"/>text: "Last Name"</text:p>
      <text:p text:style-name="P1"><text:s text:c="8"/>TextInput:</text:p>
      <text:p text:style-name="P1"><text:s text:c="12"/>id: last_name</text:p>
      <text:p text:style-name="P1"/>
      <text:p text:style-name="P1"><text:s text:c="4"/>BoxLayout:</text:p>
      <text:p text:style-name="P1"><text:s text:c="8"/>size_hint_y: None</text:p>
      <text:p text:style-name="P1"><text:s text:c="8"/>height: "40dp"</text:p>
      <text:p text:style-name="P1"><text:s text:c="8"/>Button:</text:p>
      <text:p text:style-name="P1"><text:s text:c="12"/>text: "Submit"</text:p>
      <text:p text:style-name="P1"><text:s text:c="12"/>size_hint_x: 15</text:p>
      <text:p text:style-name="P1"><text:s text:c="12"/>on_press: root.submit_student()</text:p>
      <text:p text:style-name="P1"><text:s text:c="8"/>Button:</text:p>
      <text:p text:style-name="P1"><text:s text:c="12"/>text: "Delete"</text:p>
      <text:p text:style-name="P1"><text:s text:c="12"/>size_hint_x: 15</text:p>
      <text:p text:style-name="P1"><text:s text:c="12"/>on_press: root.delete_student()</text:p>
      <text:p text:style-name="P1"><text:s text:c="8"/>Button:</text:p>
      <text:p text:style-name="P1"><text:s text:c="12"/>text: "Replace"</text:p>
      <text:p text:style-name="P1"><text:s text:c="12"/>size_hint_x: 15</text:p>
      <text:p text:style-name="P1"><text:s text:c="12"/>on_press: root.replace_student()</text:p>
      <text:p text:style-name="P1"/>
      <text:p text:style-name="P1"><text:s text:c="4"/># Define starting data and point to the ListItemButton</text:p>
      <text:p text:style-name="P1"><text:s text:c="4"/># in the Python code</text:p>
      <text:p text:style-name="P1"><text:s text:c="4"/>ListView:</text:p>
      <text:p text:style-name="P1"><text:s text:c="8"/>id: students_list_view</text:p>
      <text:p text:style-name="P1"><text:s text:c="8"/>adapter:</text:p>
      <text:p text:style-name="P1"><text:s text:c="12"/>ListAdapter(data=["Doug Smith"], cls=main.StudentListButton)</text:p>
      <text:p text:style-name="P1"/>
      <text:p text:style-name="P1"># ---------- kivytut.py <text:s/>----------</text:p>
      <text:p text:style-name="P1"/>
      <text:p text:style-name="P1">import kivy</text:p>
      <text:p text:style-name="P1">kivy.require("1.9.0")</text:p>
      <text:p text:style-name="P1"/>
      <text:p text:style-name="P1">from kivy.app import App</text:p>
      <text:p text:style-name="P1">from kivy.uix.gridlayout import GridLayout</text:p>
      <text:p text:style-name="P1"/>
      <text:p text:style-name="P1">class SampGridLayout(GridLayout):</text:p>
      <text:p text:style-name="P1"><text:s text:c="4"/>pass</text:p>
      <text:p text:style-name="P1"/>
      <text:p text:style-name="P1">class SampleApp(App):</text:p>
      <text:p text:style-name="P1"/>
      <text:p text:style-name="P1"><text:s text:c="4"/>def build(self):</text:p>
      <text:p text:style-name="P1"><text:s text:c="8"/>return SampGridLayout()</text:p>
      <text:p text:style-name="P1"/>
      <text:p text:style-name="P1">sample_app = SampleApp()</text:p>
      <text:p text:style-name="P1">sample_app.run()</text:p>
      <text:p text:style-name="P1"/>
      <text:p text:style-name="P1"># ---------- sample.kv <text:s/>----------</text:p>
      <text:p text:style-name="P1"/>
      <text:p text:style-name="P1">&lt;SampGridLayout&gt;:</text:p>
      <text:p text:style-name="P1"><text:s text:c="4"/>rows: 2</text:p>
      <text:p text:style-name="P1"><text:soft-page-break/></text:p>
      <text:p text:style-name="P1"><text:s text:c="4"/>BoxLayout:</text:p>
      <text:p text:style-name="P1"><text:s text:c="8"/>size_hint_y: None</text:p>
      <text:p text:style-name="P1"><text:s text:c="8"/>height: 30</text:p>
      <text:p text:style-name="P1"><text:s text:c="8"/>spacing: 10</text:p>
      <text:p text:style-name="P1"/>
      <text:p text:style-name="P1"><text:s text:c="8"/># Make the background for the toolbar white</text:p>
      <text:p text:style-name="P1"><text:s text:c="8"/>canvas:</text:p>
      <text:p text:style-name="P1"><text:s text:c="12"/>Color:</text:p>
      <text:p text:style-name="P1"><text:s text:c="16"/>rgba: 1, 1, 1, 1</text:p>
      <text:p text:style-name="P1"><text:s text:c="12"/>Rectangle:</text:p>
      <text:p text:style-name="P1"><text:s text:c="16"/>pos: self.pos</text:p>
      <text:p text:style-name="P1"><text:s text:c="16"/>size: self.size</text:p>
      <text:p text:style-name="P1"><text:s text:c="8"/>Button:</text:p>
      <text:p text:style-name="P1"><text:s text:c="12"/>background_normal: 'open.png'</text:p>
      <text:p text:style-name="P1"><text:s text:c="12"/>background_down: 'open_dn.png'</text:p>
      <text:p text:style-name="P1"><text:s text:c="12"/>size_hint_x: None</text:p>
      <text:p text:style-name="P1"><text:s text:c="12"/>width: 30</text:p>
      <text:p text:style-name="P1"><text:s text:c="8"/>Button:</text:p>
      <text:p text:style-name="P1"><text:s text:c="12"/>background_normal: 'disk.png'</text:p>
      <text:p text:style-name="P1"><text:s text:c="12"/>background_down: 'disk_dn.png'</text:p>
      <text:p text:style-name="P1"><text:s text:c="12"/>size_hint_x: None</text:p>
      <text:p text:style-name="P1"><text:s text:c="12"/>width: 30</text:p>
      <text:p text:style-name="P1"><text:s text:c="8"/>Button:</text:p>
      <text:p text:style-name="P1"><text:s text:c="12"/>background_normal: 'exit.png'</text:p>
      <text:p text:style-name="P1"><text:s text:c="12"/>background_down: 'exit_dn.png'</text:p>
      <text:p text:style-name="P1"><text:s text:c="12"/>size_hint_x: None</text:p>
      <text:p text:style-name="P1"><text:s text:c="12"/>width: 3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03:19:11.531000000</meta:creation-date>
    <dc:date>2017-02-21T03:19:26.854000000</dc:date>
    <meta:editing-duration>PT15S</meta:editing-duration>
    <meta:editing-cycles>1</meta:editing-cycles>
    <meta:document-statistic meta:table-count="0" meta:image-count="0" meta:object-count="0" meta:page-count="4" meta:paragraph-count="136" meta:word-count="398" meta:character-count="4463" meta:non-whitespace-character-count="3256"/>
    <meta:generator>LibreOffice/5.0.4.2$Windows_x86 LibreOffice_project/2b9802c1994aa0b7dc6079e128979269cf95bc78</meta:generator>
  </office:meta>
</office:document-meta>
</file>